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Noto Sans Devanagari" svg:font-family="Noto Sans Devanagari" style:font-family-generic="swiss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roman"/>
    <style:font-face style:name="OpenSymbol" style:font-charset="x-symbol" svg:font-family="OpenSymbol" style:font-family-generic="system"/>
    <style:font-face style:name="Cascadia Code" svg:font-family="Cascadia Code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/>
    </style:style>
    <style:style style:name="P2" style:parent-style-name="Standard" style:family="paragraph">
      <style:paragraph-properties fo:text-align="center"/>
      <style:text-properties fo:font-weight="bold" style:font-weight-asian="bold"/>
    </style:style>
    <style:style style:name="P3" style:parent-style-name="Standard" style:family="paragraph">
      <style:paragraph-properties fo:text-align="center"/>
      <style:text-properties fo:font-weight="bold" style:font-weight-asian="bold"/>
    </style:style>
    <style:style style:name="P4" style:parent-style-name="Standard" style:family="paragraph">
      <style:paragraph-properties fo:text-align="center"/>
      <style:text-properties fo:font-weight="bold" style:font-weight-asian="bold"/>
    </style:style>
    <style:style style:name="P5" style:parent-style-name="Standard" style:family="paragraph">
      <style:paragraph-properties fo:text-align="center"/>
      <style:text-properties fo:font-weight="bold" style:font-weight-asian="bold"/>
    </style:style>
    <style:style style:name="P6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7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8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9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0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1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2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3" style:parent-style-name="Standard" style:family="paragraph">
      <style:paragraph-properties fo:text-align="center"/>
      <style:text-properties style:font-name="Times New Roman" fo:font-size="22pt" style:font-size-asian="22pt"/>
    </style:style>
    <style:style style:name="P14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5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6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17" style:parent-style-name="Standard" style:family="paragraph">
      <style:paragraph-properties fo:text-align="center"/>
      <style:text-properties style:font-name="Times New Roman" fo:font-size="20pt" style:font-size-asian="20pt"/>
    </style:style>
    <style:style style:name="P18" style:parent-style-name="Standard" style:family="paragraph">
      <style:paragraph-properties fo:text-align="justify"/>
      <style:text-properties style:font-name="Times New Roman" fo:font-size="14pt" style:font-size-asian="14pt"/>
    </style:style>
    <style:style style:name="P19" style:parent-style-name="Standard" style:family="paragraph">
      <style:paragraph-properties fo:text-align="justify"/>
      <style:text-properties style:font-name="Times New Roman" fo:font-size="14pt" style:font-size-asian="14pt"/>
    </style:style>
    <style:style style:name="P20" style:parent-style-name="Standard" style:family="paragraph">
      <style:paragraph-properties fo:text-align="justify"/>
      <style:text-properties style:font-name="Times New Roman" fo:font-size="14pt" style:font-size-asian="14pt"/>
    </style:style>
    <style:style style:name="P21" style:parent-style-name="Standard" style:family="paragraph">
      <style:paragraph-properties fo:text-align="justify"/>
      <style:text-properties style:font-name="Times New Roman" fo:font-size="14pt" style:font-size-asian="14pt"/>
    </style:style>
    <style:style style:name="P22" style:parent-style-name="Standard" style:family="paragraph">
      <style:paragraph-properties fo:text-align="justify"/>
      <style:text-properties style:font-name="Times New Roman" fo:font-size="14pt" style:font-size-asian="14pt"/>
    </style:style>
    <style:style style:name="P23" style:parent-style-name="Standard" style:family="paragraph">
      <style:paragraph-properties fo:text-align="justify"/>
      <style:text-properties style:font-name="Times New Roman" fo:font-size="14pt" style:font-size-asian="14pt"/>
    </style:style>
    <style:style style:name="P24" style:parent-style-name="Standard" style:family="paragraph">
      <style:paragraph-properties fo:text-align="justify"/>
      <style:text-properties style:font-name="Times New Roman" fo:font-size="14pt" style:font-size-asian="14pt"/>
    </style:style>
    <style:style style:name="P25" style:parent-style-name="Standard" style:family="paragraph">
      <style:paragraph-properties fo:text-align="justify"/>
      <style:text-properties style:font-name="Times New Roman" fo:font-size="14pt" style:font-size-asian="14pt"/>
    </style:style>
    <style:style style:name="P26" style:parent-style-name="Standard" style:family="paragraph">
      <style:paragraph-properties fo:text-align="justify"/>
      <style:text-properties style:font-name="Times New Roman" fo:font-size="14pt" style:font-size-asian="14pt"/>
    </style:style>
    <style:style style:name="P27" style:parent-style-name="Standard" style:family="paragraph">
      <style:paragraph-properties fo:text-align="end" fo:margin-left="3.4416in">
        <style:tab-stops/>
      </style:paragraph-properties>
      <style:text-properties style:font-name="Times New Roman" fo:font-size="14pt" style:font-size-asian="14pt"/>
    </style:style>
    <style:style style:name="P28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29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0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1" style:parent-style-name="Standard" style:family="paragraph">
      <style:paragraph-properties fo:text-align="end" fo:margin-left="2.95in" fo:text-indent="0.4916in">
        <style:tab-stops/>
      </style:paragraph-properties>
      <style:text-properties style:font-name="Times New Roman" fo:font-size="14pt" style:font-size-asian="14pt"/>
    </style:style>
    <style:style style:name="P32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3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4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5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6" style:parent-style-name="Standard" style:family="paragraph">
      <style:paragraph-properties fo:text-align="end"/>
      <style:text-properties style:font-name="Times New Roman" fo:font-size="14pt" style:font-size-asian="14pt"/>
    </style:style>
    <style:style style:name="P37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38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39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40" style:parent-style-name="Standard" style:family="paragraph">
      <style:paragraph-properties fo:text-align="center"/>
      <style:text-properties style:font-name="Times New Roman" fo:font-size="14pt" style:font-size-asian="14pt"/>
    </style:style>
    <style:style style:name="P41" style:parent-style-name="Standard" style:family="paragraph">
      <style:paragraph-properties fo:text-align="justify" fo:line-height="150%"/>
      <style:text-properties style:font-name="Times New Roman" fo:font-weight="bold" style:font-weight-asian="bold" fo:font-size="21pt" style:font-size-asian="21pt" style:font-size-complex="21pt"/>
    </style:style>
    <style:style style:name="P42" style:parent-style-name="Standard" style:family="paragraph">
      <style:paragraph-properties fo:text-align="justify" fo:line-height="150%"/>
      <style:text-properties style:font-name="Times New Roman" style:font-name-asian="Times New Roman" fo:letter-spacing="0.0006in" fo:font-size="14pt" style:font-size-asian="14pt" style:font-size-complex="14pt" style:language-asian="zh" style:country-asian="CN" style:language-complex="hi" style:country-complex="IN"/>
    </style:style>
    <style:style style:name="P43" style:parent-style-name="Заголовок1" style:family="paragraph">
      <style:paragraph-properties fo:text-align="justify" fo:line-height="150%"/>
      <style:text-properties fo:font-size="21pt" style:font-size-asian="21pt" style:font-size-complex="21pt"/>
    </style:style>
    <style:style style:name="P44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5" style:parent-style-name="Заголовок1" style:family="paragraph">
      <style:paragraph-properties fo:text-align="justify" fo:line-height="150%"/>
      <style:text-properties fo:font-size="21pt" style:font-size-asian="21pt" style:font-size-complex="21pt"/>
    </style:style>
    <style:style style:name="P46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47" style:parent-style-name="Standard" style:family="paragraph">
      <style:paragraph-properties fo:text-align="center" fo:line-height="150%"/>
    </style:style>
    <style:style style:name="T48" style:parent-style-name="Основнойшрифтабзаца" style:family="text">
      <style:text-properties style:font-name="Times New Roman" fo:font-size="14pt" style:font-size-asian="14pt" style:font-size-complex="14pt" fo:background-color="#CCCCCC"/>
    </style:style>
    <style:style style:name="T49" style:parent-style-name="Основнойшрифтабзаца" style:family="text">
      <style:text-properties style:font-name="Times New Roman" fo:font-size="14pt" style:font-size-asian="14pt" style:font-size-complex="14pt" fo:background-color="#CCCCCC" fo:language="en" fo:country="US"/>
    </style:style>
    <style:style style:name="T50" style:parent-style-name="Основнойшрифтабзаца" style:family="text">
      <style:text-properties style:font-name="Times New Roman" fo:font-size="14pt" style:font-size-asian="14pt" style:font-size-complex="14pt" fo:background-color="#CCCCCC"/>
    </style:style>
    <style:style style:name="P51" style:parent-style-name="Standard" style:family="paragraph">
      <style:text-properties style:language-asian="zh" style:country-asian="CN" style:language-complex="hi" style:country-complex="IN"/>
    </style:style>
    <style:style style:name="P52" style:parent-style-name="Standard" style:family="paragraph">
      <style:paragraph-properties fo:text-align="justify" fo:line-height="150%" fo:text-indent="0.4916in"/>
      <style:text-properties style:font-name="Times New Roman" fo:font-size="14pt" style:font-size-asian="14pt" style:font-size-complex="14pt"/>
    </style:style>
    <style:style style:name="P53" style:parent-style-name="Standard" style:family="paragraph">
      <style:paragraph-properties fo:text-align="justify"/>
      <style:text-properties style:font-name="Cascadia Code" fo:font-size="8pt" style:font-size-asian="8pt" style:font-size-complex="8pt" fo:language="en" fo:country="US"/>
    </style:style>
    <style:style style:name="P54" style:parent-style-name="Standard" style:family="paragraph">
      <style:paragraph-properties fo:text-align="justify"/>
      <style:text-properties style:font-name="Cascadia Code" fo:font-size="8pt" style:font-size-asian="8pt" style:font-size-complex="8pt" fo:language="en" fo:country="US"/>
    </style:style>
    <style:style style:name="P55" style:parent-style-name="Standard" style:family="paragraph">
      <style:paragraph-properties fo:text-align="justify"/>
      <style:text-properties style:font-name="Cascadia Code" fo:font-size="8pt" style:font-size-asian="8pt" style:font-size-complex="8pt" fo:language="en" fo:country="US"/>
    </style:style>
    <style:style style:name="P56" style:parent-style-name="Standard" style:family="paragraph">
      <style:paragraph-properties fo:text-align="justify"/>
      <style:text-properties style:font-name="Cascadia Code" fo:font-size="8pt" style:font-size-asian="8pt" style:font-size-complex="8pt" fo:language="en" fo:country="US"/>
    </style:style>
    <style:style style:name="P57" style:parent-style-name="Standard" style:family="paragraph">
      <style:paragraph-properties fo:text-align="justify" fo:text-indent="0.4916in"/>
    </style:style>
    <style:style style:name="T58" style:parent-style-name="Основнойшрифтабзаца" style:family="text">
      <style:text-properties style:font-name="Cascadia Code" fo:font-size="8pt" style:font-size-asian="8pt" style:font-size-complex="8pt"/>
    </style:style>
    <style:style style:name="T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0" style:parent-style-name="Standard" style:family="paragraph">
      <style:paragraph-properties fo:text-align="justify" fo:text-indent="0.4916in"/>
      <style:text-properties style:font-name="Times New Roman" fo:font-size="14pt" style:font-size-asian="14pt" style:font-size-complex="14pt"/>
    </style:style>
    <style:style style:name="P61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62" style:parent-style-name="Standard" style:family="paragraph">
      <style:paragraph-properties fo:text-align="justify" fo:line-height="150%" fo:text-indent="0.4916in"/>
      <style:text-properties style:font-name="Cascadia Code" fo:font-size="8pt" style:font-size-asian="8pt" style:font-size-complex="8pt" fo:language="en" fo:country="US"/>
    </style:style>
    <style:style style:name="P63" style:parent-style-name="Standard" style:family="paragraph">
      <style:paragraph-properties fo:text-align="justify" fo:line-height="150%"/>
      <style:text-properties style:font-name="Cascadia Code" fo:font-size="8pt" style:font-size-asian="8pt" style:font-size-complex="8pt" fo:language="en" fo:country="US"/>
    </style:style>
    <style:style style:name="P64" style:parent-style-name="Standard" style:family="paragraph">
      <style:paragraph-properties fo:text-align="justify" fo:line-height="150%"/>
    </style:style>
    <style:style style:name="T65" style:parent-style-name="Основнойшрифтабзаца" style:family="text">
      <style:text-properties style:font-name="Cascadia Code" fo:font-size="8pt" style:font-size-asian="8pt" style:font-size-complex="8pt" fo:language="en" fo:country="US"/>
    </style:style>
    <style:style style:name="T66" style:parent-style-name="Основнойшрифтабзаца" style:family="text">
      <style:text-properties style:font-name="Cascadia Code" fo:font-size="8pt" style:font-size-asian="8pt" style:font-size-complex="8pt" fo:language="en" fo:country="US"/>
    </style:style>
    <style:style style:name="T67" style:parent-style-name="Основнойшрифтабзаца" style:family="text">
      <style:text-properties style:font-name="Cascadia Code" fo:font-size="8pt" style:font-size-asian="8pt" style:font-size-complex="8pt" fo:language="en" fo:country="US"/>
    </style:style>
    <style:style style:name="T68" style:parent-style-name="Основнойшрифтабзаца" style:family="text">
      <style:text-properties style:font-name="Cascadia Code" fo:font-size="8pt" style:font-size-asian="8pt" style:font-size-complex="8pt"/>
    </style:style>
    <style:style style:name="P69" style:parent-style-name="Standard" style:family="paragraph">
      <style:paragraph-properties fo:text-align="justify" fo:line-height="150%" fo:text-indent="0.4916in"/>
    </style:style>
    <style:style style:name="T70" style:parent-style-name="Основнойшрифтабзаца" style:family="text">
      <style:text-properties style:font-name="Cascadia Code" fo:font-size="8pt" style:font-size-asian="8pt" style:font-size-complex="8pt"/>
    </style:style>
    <style:style style:name="T7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72" style:parent-style-name="Standard" style:family="paragraph">
      <style:paragraph-properties fo:text-align="justify" fo:line-height="150%" fo:text-indent="0.4916in"/>
      <style:text-properties style:font-name="Times New Roman" fo:font-size="14pt" style:font-size-asian="14pt" style:font-size-complex="14pt"/>
    </style:style>
    <style:style style:name="P73" style:parent-style-name="Standard" style:family="paragraph">
      <style:paragraph-properties fo:text-align="justify" fo:line-height="150%" fo:text-indent="0.4916in"/>
      <style:text-properties style:font-name="Times New Roman" fo:font-size="14pt" style:font-size-asian="14pt" style:font-size-complex="14pt"/>
    </style:style>
    <style:style style:name="P74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75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76" style:parent-style-name="Standard" style:family="paragraph">
      <style:paragraph-properties fo:text-align="justify" fo:text-indent="0.4916in"/>
    </style:style>
    <style:style style:name="T77" style:parent-style-name="Основнойшрифтабзаца" style:family="text">
      <style:text-properties style:font-name="Cascadia Code" fo:font-size="8pt" style:font-size-asian="8pt" style:font-size-complex="8pt" fo:language="en" fo:country="US"/>
    </style:style>
    <style:style style:name="T78" style:parent-style-name="Основнойшрифтабзаца" style:family="text">
      <style:text-properties style:font-name="Cascadia Code" fo:font-size="8pt" style:font-size-asian="8pt" style:font-size-complex="8pt"/>
    </style:style>
    <style:style style:name="P79" style:parent-style-name="Standard" style:family="paragraph">
      <style:paragraph-properties fo:text-align="justify" fo:text-indent="0.4916in"/>
    </style:style>
    <style:style style:name="T80" style:parent-style-name="Основнойшрифтабзаца" style:family="text">
      <style:text-properties style:font-name="Cascadia Code" fo:font-size="8pt" style:font-size-asian="8pt" style:font-size-complex="8pt"/>
    </style:style>
    <style:style style:name="T8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82" style:parent-style-name="Заголовок1" style:family="paragraph">
      <style:paragraph-properties fo:text-align="justify" fo:line-height="150%"/>
      <style:text-properties fo:font-size="21pt" style:font-size-asian="21pt" style:font-size-complex="21pt"/>
    </style:style>
    <style:style style:name="P83" style:parent-style-name="Standard" style:family="paragraph">
      <style:paragraph-properties fo:text-indent="0.4916in"/>
      <style:text-properties style:font-name="Times New Roman" fo:font-size="14pt" style:font-size-asian="14pt" style:font-size-complex="14pt"/>
    </style:style>
    <style:style style:name="P84" style:parent-style-name="Standard" style:family="paragraph">
      <style:paragraph-properties fo:text-indent="0.4916in"/>
      <style:text-properties style:font-name="Times New Roman" fo:font-size="14pt" style:font-size-asian="14pt" style:font-size-complex="14pt"/>
    </style:style>
    <style:style style:name="P85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86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87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88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89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90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91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92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93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94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95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96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97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98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99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100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101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102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103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104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105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106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107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108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109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110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111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112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113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/>
    </style:style>
    <style:style style:name="P114" style:parent-style-name="Заголовок1" style:family="paragraph">
      <style:paragraph-properties fo:text-align="justify" fo:line-height="150%"/>
      <style:text-properties fo:font-size="21pt" style:font-size-asian="21pt" style:font-size-complex="21pt"/>
    </style:style>
    <style:style style:name="P115" style:parent-style-name="Standard" style:family="paragraph">
      <style:paragraph-properties fo:text-align="justify" fo:line-height="150%"/>
    </style:style>
    <style:style style:name="T11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11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11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25" style:parent-style-name="Standard" style:family="paragraph">
      <style:paragraph-properties fo:text-align="justify" fo:line-height="150%"/>
    </style:style>
    <style:style style:name="T126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12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29" style:parent-style-name="Standard" style:family="paragraph">
      <style:paragraph-properties fo:text-align="justify" fo:line-height="150%"/>
    </style:style>
    <style:style style:name="T13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131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133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36" style:parent-style-name="Standard" style:family="paragraph">
      <style:paragraph-properties fo:text-align="justify" fo:line-height="150%"/>
    </style:style>
    <style:style style:name="T13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138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139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140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T14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4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14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6" style:parent-style-name="Standard" style:family="paragraph">
      <style:paragraph-properties fo:text-align="justify" fo:line-height="150%"/>
    </style:style>
    <style:style style:name="T147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149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150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151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152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153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154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155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156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font-size="14pt" style:font-size-asian="14pt" style:font-size-complex="14pt" fo:language="en" fo:country="US"/>
    </style:style>
    <style:style style:name="P157" style:parent-style-name="Standard" style:family="paragraph">
      <style:paragraph-properties fo:text-align="justify" fo:line-height="150%"/>
      <style:text-properties style:font-name="Times New Roman" fo:font-weight="bold" style:font-weight-asian="bold" style:font-weight-complex="bold" fo:font-size="21pt" style:font-size-asian="21pt" style:font-size-complex="21pt"/>
    </style:style>
    <style:style style:name="P158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59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60" style:parent-style-name="Standard" style:family="paragraph">
      <style:paragraph-properties fo:text-align="justify" fo:line-height="150%"/>
      <style:text-properties style:font-name="Times New Roman" fo:font-size="14pt" style:font-size-asian="14pt" style:font-size-complex="14pt"/>
    </style:style>
    <style:style style:name="P161" style:parent-style-name="Standard" style:family="paragraph">
      <style:paragraph-properties fo:text-align="justify" fo:line-height="150%"/>
    </style:style>
    <style:style style:name="T162" style:parent-style-name="Основнойшрифтабзаца" style:family="text">
      <style:text-properties fo:font-size="21pt" style:font-size-asian="21pt" style:font-size-complex="21pt"/>
    </style:style>
    <style:style style:name="T163" style:parent-style-name="Основнойшрифтабзаца" style:family="text">
      <style:text-properties fo:font-size="21pt" style:font-size-asian="21pt" style:font-size-complex="21pt" fo:language="en" fo:country="US"/>
    </style:style>
    <style:style style:name="T164" style:parent-style-name="Основнойшрифтабзаца" style:family="text">
      <style:text-properties fo:font-size="21pt" style:font-size-asian="21pt" style:font-size-complex="21pt"/>
    </style:style>
    <style:style style:name="T165" style:parent-style-name="Основнойшрифтабзаца" style:family="text">
      <style:text-properties fo:font-size="21pt" style:font-size-asian="21pt" style:font-size-complex="21pt" fo:language="en" fo:country="US"/>
    </style:style>
    <style:style style:name="T166" style:parent-style-name="Основнойшрифтабзаца" style:family="text">
      <style:text-properties fo:font-size="21pt" style:font-size-asian="21pt" style:font-size-complex="21pt"/>
    </style:style>
    <style:style style:name="P167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168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169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170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171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172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173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174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175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176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177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178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179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180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181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182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183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184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185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186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187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188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189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190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191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192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193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194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195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196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197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198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199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200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201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202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203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204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205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206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207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208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209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210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211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212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213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214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215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  <style:style style:name="P216" style:parent-style-name="Standard" style:family="paragraph">
      <style:paragraph-properties fo:text-align="justify" fo:text-indent="0.4916in"/>
      <style:text-properties style:font-name="Cascadia Code" fo:font-size="8pt" style:font-size-asian="8pt" style:font-size-complex="8pt" fo:language="en" fo:country="US"/>
    </style:style>
  </office:automatic-styles>
  <office:body>
    <office:text text:use-soft-page-breaks="true">
      <text:p text:style-name="P1">МИНИСТЕРСТВО ЦИФРОВОГО РАЗВИТИЯ, СВЯЗИ И МАССОВЫХ КОММУНИКАЦИЙ РОССИЙСКОЙ ФЕДЕРАЦИИ</text:p>
      <text:p text:style-name="P2"/>
      <text:p text:style-name="P3">ФЕДЕРАЛЬНОЕ ГОСУДАРСТВЕННОЕ БЮДЖЕТНОЕ ОБРАЗОВАТЕЛЬНОЕ УЧРЕЖДЕНИЕ ВЫСШЕГО ОБРАЗОВАНИЯ</text:p>
      <text:p text:style-name="P4">«САНКТ-ПЕТЕРБУРГСКИЙ ГОСУДАРСТВЕННЫЙ УНИВЕРСИТЕТ ТЕЛЕКОММУНИКАЦИЙ ИМ. ПРОФ. М.А. БОНЧ-БРУЕВИЧА»</text:p>
      <text:p text:style-name="P5">(СПбГУТ)</text:p>
      <text:p text:style-name="P6"/>
      <text:p text:style-name="P7"/>
      <text:p text:style-name="P8"/>
      <text:p text:style-name="P9"/>
      <text:p text:style-name="P10"/>
      <text:p text:style-name="P11">Лабораторная работа №2</text:p>
      <text:p text:style-name="P12">по курсу</text:p>
      <text:p text:style-name="P13">«Операционные системы и сети»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><text:tab/><text:tab/><text:tab/><text:tab/><text:s text:c="7"/><text:tab/><text:tab/><text:tab/><text:tab/><text:tab/>Выполнили:</text:p>
      <text:p text:style-name="P29"><text:s/>студенты группы ИКПИ-14</text:p>
      <text:p text:style-name="P30">Хохлов Т.В.</text:p>
      <text:p text:style-name="P31"/>
      <text:p text:style-name="P32">Принял:</text:p>
      <text:p text:style-name="P33"><text:s/>доцент кафедры ПИиВТ</text:p>
      <text:p text:style-name="P34">Дагаев А.В</text:p>
      <text:p text:style-name="P35"/>
      <text:p text:style-name="P36"/>
      <text:p text:style-name="P37"/>
      <text:p text:style-name="P38">Санкт-Петербург</text:p>
      <text:p text:style-name="P39">2023 г.</text:p>
      <text:p text:style-name="P40"/>
      <text:soft-page-break/>
      <text:p text:style-name="P41">Цель работы</text:p>
      <text:p text:style-name="P42"><text:tab/>Целью работы является<text:s/>чтение слов и вывода их частей речи<text:s/>на языке powershell</text:p>
      <text:h text:style-name="P43" text:outline-level="1">Описание программы</text:h>
      <text:p text:style-name="P44"><text:tab/>Программа для выполнения настоящей работы позволяет определять части речи слов указанных в базе данных. Если указанного слова не существует пользователю будет предложено дополнить существующую базу данных.</text:p>
      <text:h text:style-name="P45" text:outline-level="1">Описание скрипта</text:h>
      <text:p text:style-name="P46"><text:s text:c="4"/>Скрипт запускается через коммандую строку:</text:p>
      <text:p text:style-name="P47"><text:span text:style-name="T48"><text:s text:c="2"/>$ <text:s text:c="2"/>./</text:span><text:span text:style-name="T49">script</text:span><text:span text:style-name="T50">.ps1 &lt;COMMAND&gt; &lt;ARG&gt; <text:s text:c="3"/></text:span></text:p>
      <text:p text:style-name="P51"/>
      <text:p text:style-name="P52">В начале проверяет на наличие любых аргументов, если их нет, выдает ошибку</text:p>
      <text:p text:style-name="P53"><text:s text:c="4"/><text:tab/>if (-not $args[0]) {</text:p>
      <text:p text:style-name="P54"><text:s text:c="4"/><text:tab/>Write-Output "Using: $PSCommandPath"</text:p>
      <text:p text:style-name="P55"><text:s text:c="3"/><text:tab/><text:s/>Write-Output "Enter word"</text:p>
      <text:p text:style-name="P56"><text:s text:c="4"/><text:tab/>exit 1</text:p>
      <text:p text:style-name="P57"><text:span text:style-name="T58">}</text:span><text:span text:style-name="T59"><text:tab/></text:span></text:p>
      <text:p text:style-name="P60"/>
      <text:p text:style-name="P61"><text:tab/>Если было передано 2 или более аргументов, то скрипт выдаст ошибку</text:p>
      <text:p text:style-name="P62">if ($args[1]) {</text:p>
      <text:p text:style-name="P63"><text:s text:c="3"/><text:tab/><text:s/>Write-Output "Extra parameters found"</text:p>
      <text:p text:style-name="P64"><text:span text:style-name="T65"><text:s text:c="2"/></text:span><text:span text:style-name="T66"><text:tab/></text:span><text:span text:style-name="T67"><text:s text:c="2"/>exit</text:span><text:span text:style-name="T68"><text:s/>1</text:span></text:p>
      <text:p text:style-name="P69"><text:span text:style-name="T70">}</text:span><text:span text:style-name="T71"><text:tab/></text:span></text:p>
      <text:p text:style-name="P72"/>
      <text:p text:style-name="P73">Затем идет проверка на наличие базы данных (или словаря). Если его нету, то скрипт выдаст ошибку</text:p>
      <text:p text:style-name="P74">if (-not (Test-Path "bd.txt")) {</text:p>
      <text:p text:style-name="P75"><text:s text:c="4"/>Write-Output "Error: the dictionary file does not exist"</text:p>
      <text:p text:style-name="P76"><text:span text:style-name="T77"><text:s text:c="4"/></text:span><text:span text:style-name="T78">exit 1</text:span></text:p>
      <text:p text:style-name="P79"><text:span text:style-name="T80">}</text:span><text:span text:style-name="T81"><text:tab/></text:span></text:p>
      <text:h text:style-name="P82" text:outline-level="1"/>
      <text:soft-page-break/>
      <text:p text:style-name="P83">Затем, используя функцию,<text:s/>скрипт проверяет часть речь слова. Если она указана в базе данных, то скрипт ее выведет, если нет, то выдаст ошибку и спросит у пользователи желает ли он дополнить базу данных</text:p>
      <text:p text:style-name="P84"/>
      <text:p text:style-name="P85">$OUT = Select-String -Pattern $args[0] -Path "bd.txt" | Select-Object -First 1 | ForEach-Object { $_.Line -replace "$args[0] " }</text:p>
      <text:p text:style-name="P86"/>
      <text:p text:style-name="P87"># If the word is found in the dictionary</text:p>
      <text:p text:style-name="P88">if ($OUT) {</text:p>
      <text:p text:style-name="P89">    Write-Output "This is: $OUT"</text:p>
      <text:p text:style-name="P90">    exit 0</text:p>
      <text:p text:style-name="P91">}</text:p>
      <text:p text:style-name="P92">else {</text:p>
      <text:p text:style-name="P93">    $yn = Read-Host -Prompt "Word wasn't found, wanna add it to the dictionary? [y/n]"</text:p>
      <text:p text:style-name="P94">    switch ($yn.ToLower()) {</text:p>
      <text:p text:style-name="P95">        'y' {</text:p>
      <text:p text:style-name="P96">            Write-Output ""</text:p>
      <text:p text:style-name="P97">            break</text:p>
      <text:p text:style-name="P98">        }</text:p>
      <text:p text:style-name="P99">        'n' {</text:p>
      <text:p text:style-name="P100">            Write-Output ""</text:p>
      <text:p text:style-name="P101">            exit 0</text:p>
      <text:p text:style-name="P102">        }</text:p>
      <text:p text:style-name="P103">        default {</text:p>
      <text:p text:style-name="P104">            Write-Output ""</text:p>
      <text:p text:style-name="P105">            exit 1</text:p>
      <text:p text:style-name="P106">        }</text:p>
      <text:p text:style-name="P107">    }</text:p>
      <text:p text:style-name="P108">   <text:s/></text:p>
      <text:p text:style-name="P109">    $partOfSpeech = Read-Host -Prompt "Enter part of speech for this word"</text:p>
      <text:p text:style-name="P110">    $result = "$($args[0]) $($partOfSpeech)"</text:p>
      <text:p text:style-name="P111">    Add-Content -Path "bd.txt" -Value $result</text:p>
      <text:p text:style-name="P112">    exit 0</text:p>
      <text:p text:style-name="P113">}</text:p>
      <text:h text:style-name="P114" text:outline-level="1">Используемые <text:s/>функций</text:h>
      <text:p text:style-name="P115"><text:span text:style-name="T116">Test</text:span><text:span text:style-name="T117">-</text:span><text:span text:style-name="T118">Path</text:span><text:span text:style-name="T119">:<text:s/></text:span><text:span text:style-name="T120">проверяет</text:span><text:span text:style-name="T121"><text:s/></text:span><text:span text:style-name="T122">наличие</text:span><text:span text:style-name="T123"><text:s/></text:span><text:span text:style-name="T124">директории</text:span></text:p>
      <text:p text:style-name="P125"><text:span text:style-name="T126">Add</text:span><text:span text:style-name="T127">-Content:<text:s/></text:span><text:span text:style-name="T128">записывает строку в файл</text:span></text:p>
      <text:p text:style-name="P129"><text:span text:style-name="T130">Select</text:span><text:span text:style-name="T131">-</text:span><text:span text:style-name="T132">String</text:span><text:span text:style-name="T133">:<text:s/></text:span><text:span text:style-name="T134">в</text:span><text:span text:style-name="T135">ыполняет поиск текста в строках и файлах.</text:span></text:p>
      <text:p text:style-name="P136"><text:span text:style-name="T137">Read</text:span><text:span text:style-name="T138">-</text:span><text:span text:style-name="T139">Host</text:span><text:span text:style-name="T140">:<text:s/></text:span><text:span text:style-name="T141">ввод</text:span><text:span text:style-name="T142"><text:s/></text:span><text:span text:style-name="T143">из</text:span><text:span text:style-name="T144"><text:s/></text:span><text:span text:style-name="T145">терминали</text:span></text:p>
      <text:p text:style-name="P146"><text:span text:style-name="T147">Write-Host:<text:s/></text:span><text:span text:style-name="T148">вывод текста в терминал</text:span></text:p>
      <text:p text:style-name="P149"/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soft-page-break/>
      <text:p text:style-name="P157">Выводы</text:p>
      <text:p text:style-name="P158">В ходе проведённой лабораторной работы были получены следующие результаты:</text:p>
      <text:p text:style-name="P159"><text:tab/>1. Освоены основы языка Powershell</text:p>
      <text:p text:style-name="P160"><text:tab/>2.<text:s/>Создана программа, позволяющая определять часть речи слова.</text:p>
      <text:p text:style-name="P161"><text:span text:style-name="T162">Исходный</text:span><text:span text:style-name="T163"><text:s/></text:span><text:span text:style-name="T164">код</text:span><text:span text:style-name="T165"><text:s/></text:span><text:span text:style-name="T166">программы</text:span></text:p>
      <text:p text:style-name="P167"># Check if the first argument is provided</text:p>
      <text:p text:style-name="P168">if (-not $args[0]) {</text:p>
      <text:p text:style-name="P169">    Write-Output "Using: $PSCommandPath"</text:p>
      <text:p text:style-name="P170">    Write-Output "Enter word"</text:p>
      <text:p text:style-name="P171">    exit 1</text:p>
      <text:p text:style-name="P172">}</text:p>
      <text:p text:style-name="P173"/>
      <text:p text:style-name="P174"># Check if the second argument is provided</text:p>
      <text:p text:style-name="P175">if ($args[1]) {</text:p>
      <text:p text:style-name="P176">    Write-Output "Extra parameters found"</text:p>
      <text:p text:style-name="P177">    exit 1</text:p>
      <text:p text:style-name="P178">}</text:p>
      <text:p text:style-name="P179"/>
      <text:p text:style-name="P180"># Check if the dictionary file exists</text:p>
      <text:p text:style-name="P181">if (-not (Test-Path "bd.txt")) {</text:p>
      <text:p text:style-name="P182">    Write-Output "Error: the dictionary file does not exist"</text:p>
      <text:p text:style-name="P183">    exit 1</text:p>
      <text:p text:style-name="P184">}</text:p>
      <text:p text:style-name="P185"/>
      <text:p text:style-name="P186"># Search for the word in the dictionary file</text:p>
      <text:p text:style-name="P187">$OUT = Select-String -Pattern $args[0] -Path "bd.txt" | Select-Object -First 1 | ForEach-Object { $_.Line -replace "$args[0] " }</text:p>
      <text:p text:style-name="P188"/>
      <text:p text:style-name="P189"># If the word is found in the dictionary</text:p>
      <text:p text:style-name="P190">if ($OUT) {</text:p>
      <text:p text:style-name="P191">    Write-Output "This is: $OUT"</text:p>
      <text:p text:style-name="P192">    exit 0</text:p>
      <text:p text:style-name="P193">}</text:p>
      <text:p text:style-name="P194">else {</text:p>
      <text:p text:style-name="P195">    $yn = Read-Host -Prompt "Word wasn't found, wanna add it to the dictionary? [y/n]"</text:p>
      <text:p text:style-name="P196">    switch ($yn.ToLower()) {</text:p>
      <text:p text:style-name="P197">        'y' {</text:p>
      <text:p text:style-name="P198">            Write-Output ""</text:p>
      <text:p text:style-name="P199">            break</text:p>
      <text:p text:style-name="P200">        }</text:p>
      <text:p text:style-name="P201">        'n' {</text:p>
      <text:p text:style-name="P202">            Write-Output ""</text:p>
      <text:p text:style-name="P203">            exit 0</text:p>
      <text:p text:style-name="P204">        }</text:p>
      <text:p text:style-name="P205">        default {</text:p>
      <text:p text:style-name="P206">            Write-Output ""</text:p>
      <text:p text:style-name="P207">            exit 1</text:p>
      <text:p text:style-name="P208">        }</text:p>
      <text:p text:style-name="P209">    }</text:p>
      <text:p text:style-name="P210">   <text:s/></text:p>
      <text:p text:style-name="P211">    $partOfSpeech = Read-Host -Prompt "Enter part of speech for this word"</text:p>
      <text:p text:style-name="P212">    $result = "$($args[0]) $($partOfSpeech)"</text:p>
      <text:p text:style-name="P213">    Add-Content -Path "bd.txt" -Value $result</text:p>
      <text:p text:style-name="P214">    exit 0</text:p>
      <text:p text:style-name="P215">}</text:p>
      <text:p text:style-name="P2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Noto Sans Devanagari" svg:font-family="Noto Sans Devanagari" style:font-family-generic="swiss" style:font-pitch="variable"/>
    <style:font-face style:name="Liberation Sans" svg:font-family="Liberation Sans" style:font-family-generic="roman" style:font-pitch="variable"/>
    <style:font-face style:name="Noto Sans CJK SC" svg:font-family="Noto Sans CJK SC" style:font-family-generic="roman"/>
    <style:font-face style:name="OpenSymbol" style:font-charset="x-symbol" svg:font-family="OpenSymbol" style:font-family-generic="system"/>
    <style:font-face style:name="Cascadia Code" svg:font-family="Cascadia Code" style:font-family-generic="modern" style:font-pitch="fixed" svg:panose-1="2 11 6 9 2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margin-top="0.1666in"/>
      <style:text-properties style:font-name="Times New Roman" style:font-name-asian="NSimSun" fo:font-weight="bold" style:font-weight-asian="bold" style:font-weight-complex="bold" style:letter-kerning="true" fo:font-size="20pt" style:font-size-asian="20pt" style:font-size-complex="20pt" style:language-asian="zh" style:country-asian="CN" style:language-complex="hi" style:country-complex="IN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/>
      <style:text-properties style:font-name-complex="Times New Roman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widows="0" fo:orphans="0"/>
      <style:text-properties style:font-name="Times New Roman" style:font-name-asian="Times New Roman"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style:font-name="Calibri" style:font-name-asian="Calibri" style:font-name-complex="Noto Sans Devanagari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Noto Sans Devanagari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Times New Roman" style:font-name-complex="Arial"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Noto Sans Devanagari" fo:font-size="14pt" style:font-size-asian="14pt" style:font-size-complex="14pt" fo:hyphenate="false"/>
    </style:style>
    <style:style style:name="Указатель" style:display-name="Указатель" style:family="paragraph" style:parent-style-name="Standard">
      <style:paragraph-properties text:number-lines="false"/>
      <style:text-properties style:font-name-complex="Noto Sans Devanagari" fo:hyphenate="false"/>
    </style:style>
    <style:style style:name="TableParagraph" style:display-name="Table Paragraph" style:family="paragraph" style:parent-style-name="Standard">
      <style:paragraph-properties fo:widows="0" fo:orphans="0"/>
      <style:text-properties style:font-name="Times New Roman" style:font-name-asian="Times New Roman" fo:font-size="11pt" style:font-size-asian="11pt" style:font-size-complex="11pt" fo:hyphenate="false"/>
    </style:style>
    <style:style style:name="Абзацсписка" style:display-name="Абзац списка" style:family="paragraph" style:parent-style-name="Standard">
      <style:paragraph-properties fo:margin-bottom="0.1111in" fo:line-height="107%" fo:margin-left="0.5in">
        <style:tab-stops/>
      </style:paragraph-properties>
      <style:text-properties style:font-name-complex="Tahoma" fo:font-size="11pt" style:font-size-asian="11pt" style:font-size-complex="11pt" fo:hyphenate="false"/>
    </style:style>
    <style:style style:name="Содержимоетаблицы" style:display-name="Содержимое таблицы" style:family="paragraph" style:parent-style-name="Standard">
      <style:paragraph-properties fo:widows="0" fo:orphans="0" text:number-lines="false"/>
      <style:text-properties fo:hyphenate="false"/>
    </style:style>
    <style:style style:name="Заголовоктаблицы" style:display-name="Заголовок таблицы" style:family="paragraph" style:parent-style-name="Содержимоетаблицы">
      <style:paragraph-properties fo:text-align="center"/>
      <style:text-properties fo:font-weight="bold" style:font-weight-asian="bold" style:font-weight-complex="bold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Выделение" style:display-name="Выделение" style:family="text" style:parent-style-name="Основнойшрифтабзаца">
      <style:text-properties style:font-name="Times New Roman" style:font-name-asian="Times New Roman" style:font-name-complex="Times New Roman" style:font-style-complex="italic" fo:color="#000000" fo:font-size="14pt" style:font-size-asian="14pt"/>
    </style:style>
    <style:style style:name="ОсновнойтекстЗнак" style:display-name="Основной текст Знак" style:family="text" style:parent-style-name="Основнойшрифтабзаца">
      <style:text-properties style:font-name="Times New Roman" style:font-name-asian="Times New Roman" style:font-name-complex="Times New Roman" fo:font-size="14pt" style:font-size-asian="14pt" style:font-size-complex="14pt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" style:display-name="No List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Dell</meta:initial-creator>
    <dc:creator>Тихон Хохлов</dc:creator>
    <meta:creation-date>2022-09-15T17:19:00Z</meta:creation-date>
    <dc:date>2023-11-16T13:13:00Z</dc:date>
    <meta:template xlink:href="Normal.dotm" xlink:type="simple"/>
    <meta:editing-cycles>83</meta:editing-cycles>
    <meta:editing-duration>PT160980S</meta:editing-duration>
    <meta:user-defined meta:name="AppVersion">15.0000</meta:user-defined>
    <meta:user-defined meta:name="Company">SPecialiST RePack</meta:user-defined>
    <meta:document-statistic meta:page-count="4" meta:paragraph-count="8" meta:word-count="605" meta:character-count="4052" meta:row-count="28" meta:non-whitespace-character-count="3455"/>
  </office:meta>
</office:document-meta>
</file>